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8A4C9DF059F45C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8111in" fo:margin-left="-0.010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0.8174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1.3701in"/>
    </style:style>
    <style:style style:name="Table7.D" style:family="table-column">
      <style:table-column-properties style:column-width="3.4375in"/>
    </style:style>
    <style:style style:name="Table7.1" style:family="table-row">
      <style:table-row-properties style:min-row-height="0.3896in" fo:keep-together="always"/>
    </style:style>
    <style:style style:name="Table7.A1" style:family="table-cell">
      <style:table-cell-properties style:vertical-align="middle" fo:padding-left="0.0486in" fo:padding-right="0.0486in" fo:padding-top="0in" fo:padding-bottom="0in" fo:border="0.5pt solid #c0c0c0" style:writing-mode="lr-tb"/>
    </style:style>
    <style:style style:name="Table7.2" style:family="table-row">
      <style:table-row-properties style:min-row-height="0.2826in" fo:keep-together="always"/>
    </style:style>
    <style:style style:name="Table7.A2" style:family="table-cell">
      <style:table-cell-properties style:vertical-align="middle" fo:padding-left="0.0486in" fo:padding-right="0.0486in" fo:padding-top="0in" fo:padding-bottom="0in" fo:border-left="0.5pt solid #c0c0c0" fo:border-right="none" fo:border-top="0.5pt solid #c0c0c0" fo:border-bottom="0.5pt solid #c0c0c0" style:writing-mode="lr-tb"/>
    </style:style>
    <style:style style:name="Table7.4" style:family="table-row">
      <style:table-row-properties style:min-row-height="0.2826in" fo:background-color="transparent" fo:keep-together="always">
        <style:background-image/>
      </style:table-row-properties>
    </style:style>
    <style:style style:name="Table7.A4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0.5pt solid #c0c0c0" fo:border-bottom="none" style:writing-mode="lr-tb">
        <style:background-image/>
      </style:table-cell-properties>
    </style:style>
    <style:style style:name="Table7.A6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none" fo:border-bottom="none" style:writing-mode="lr-tb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P3" style:family="paragraph" style:parent-style-name="Footer">
      <style:text-properties fo:language="fr" fo:country="FR" officeooo:paragraph-rsid="00114fc2"/>
    </style:style>
    <style:style style:name="P4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P5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P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P7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P8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P9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P10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P11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text-properties fo:language="fr" fo:country="FR" officeooo:paragraph-rsid="00114fc2"/>
    </style:style>
    <style:style style:name="P14" style:family="paragraph" style:parent-style-name="Standard">
      <style:paragraph-properties fo:text-align="end" style:justify-single-word="false"/>
      <style:text-properties fo:language="fr" fo:country="FR"/>
    </style:style>
    <style:style style:name="P15" style:family="paragraph" style:parent-style-name="Standard">
      <style:text-properties officeooo:paragraph-rsid="002188fe"/>
    </style:style>
    <style:style style:name="P16" style:family="paragraph" style:parent-style-name="Standard">
      <style:text-properties officeooo:paragraph-rsid="0b5649fd"/>
    </style:style>
    <style:style style:name="P17" style:family="paragraph" style:parent-style-name="Standard">
      <style:text-properties fo:font-size="9pt" fo:language="fr" fo:country="FR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P19" style:family="paragraph" style:parent-style-name="Standard">
      <style:text-properties fo:color="#000000" fo:font-style="normal" style:font-style-asian="normal" style:font-style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rsid="0c0cc57e" officeooo:paragraph-rsid="0c0cc57e"/>
    </style:style>
    <style:style style:name="P22" style:family="paragraph" style:parent-style-name="Standard">
      <style:text-properties officeooo:paragraph-rsid="0c0cc57e"/>
    </style:style>
    <style:style style:name="P23" style:family="paragraph" style:parent-style-name="Standard">
      <style:text-properties officeooo:paragraph-rsid="0c16e447"/>
    </style:style>
    <style:style style:name="P24" style:family="paragraph" style:parent-style-name="Header">
      <style:text-properties officeooo:paragraph-rsid="002188fe"/>
    </style:style>
    <style:style style:name="P25" style:family="paragraph" style:parent-style-name="Header">
      <style:text-properties officeooo:paragraph-rsid="054d34cb"/>
    </style:style>
    <style:style style:name="P26" style:family="paragraph" style:parent-style-name="explication">
      <style:text-properties fo:font-weight="bold" officeooo:paragraph-rsid="0a785dea" style:font-weight-asian="bold" style:font-weight-complex="bold"/>
    </style:style>
    <style:style style:name="P27" style:family="paragraph" style:parent-style-name="explication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explication">
      <style:text-properties officeooo:paragraph-rsid="0c16e447"/>
    </style:style>
    <style:style style:name="P29" style:family="paragraph" style:parent-style-name="explication">
      <style:text-properties fo:color="#cc9900" fo:font-size="11pt" fo:font-style="italic" style:font-name-asian="Times New Roman" style:font-size-asian="11pt" style:font-style-asian="italic" style:font-name-complex="Arial" style:font-size-complex="11pt" style:language-complex="ar" style:country-complex="SA"/>
    </style:style>
    <style:style style:name="P30" style:family="paragraph" style:parent-style-name="explication">
      <style:text-properties fo:color="#000000" fo:font-size="11pt" fo:font-style="normal" style:text-underline-style="solid" style:text-underline-width="auto" style:text-underline-color="font-color" fo:font-weight="normal" officeooo:rsid="0a9a3d90" officeooo:paragraph-rsid="0c16e447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line-height="150%" style:writing-mode="page"/>
    </style:style>
    <style:style style:name="P33" style:family="paragraph" style:parent-style-name="Standard">
      <style:paragraph-properties fo:line-height="150%" style:writing-mode="page"/>
      <style:text-properties fo:color="#772953" style:font-name="Liberation Sans" fo:font-size="11pt" fo:font-style="italic" fo:background-color="transparent" style:font-size-asian="11pt" style:font-size-complex="11pt"/>
    </style:style>
    <style:style style:name="P34" style:family="paragraph" style:parent-style-name="Standard">
      <style:paragraph-properties fo:line-height="100%" style:writing-mode="page"/>
      <style:text-properties fo:color="#772953" style:font-name="Liberation Sans" fo:font-size="11pt" fo:font-style="italic" officeooo:rsid="0a7d3706" fo:background-color="transparent" style:font-size-asian="11pt" style:font-size-complex="11pt"/>
    </style:style>
    <style:style style:name="P35" style:family="paragraph" style:parent-style-name="Standard">
      <style:paragraph-properties fo:line-height="100%" style:writing-mode="page"/>
      <style:text-properties fo:font-weight="bold" style:font-weight-asian="bold" style:font-weight-complex="bold"/>
    </style:style>
    <style:style style:name="P36" style:family="paragraph" style:parent-style-name="Standard">
      <style:paragraph-properties fo:line-height="100%" style:writing-mode="page"/>
    </style:style>
    <style:style style:name="P37" style:family="paragraph" style:parent-style-name="Standard">
      <style:paragraph-properties fo:line-height="100%" style:writing-mode="page"/>
      <style:text-properties officeooo:paragraph-rsid="0c18d1b2"/>
    </style:style>
    <style:style style:name="P38" style:family="paragraph" style:parent-style-name="Standard">
      <style:paragraph-properties fo:line-height="100%" style:writing-mode="page"/>
      <style:text-properties officeooo:paragraph-rsid="0c2255c3"/>
    </style:style>
    <style:style style:name="P39" style:family="paragraph" style:parent-style-name="Standard">
      <style:paragraph-properties fo:line-height="100%" style:writing-mode="page"/>
      <style:text-properties style:font-name-asian="Times New Roman" style:font-style-asian="italic" style:font-name-complex="Arial" style:language-complex="ar" style:country-complex="SA"/>
    </style:style>
    <style:style style:name="P40" style:family="paragraph" style:parent-style-name="Standard">
      <style:paragraph-properties fo:line-height="100%" style:writing-mode="page"/>
      <style:text-properties fo:language="fr" fo:country="FR" officeooo:rsid="0a18534e"/>
    </style:style>
    <style:style style:name="P41" style:family="paragraph" style:parent-style-name="Standard">
      <style:paragraph-properties fo:line-height="100%" style:writing-mode="page"/>
      <style:text-properties fo:language="fr" fo:country="FR" officeooo:rsid="0a18534e" officeooo:paragraph-rsid="0c149925"/>
    </style:style>
    <style:style style:name="P42" style:family="paragraph" style:parent-style-name="Standard">
      <style:text-properties fo:color="#000000" style:font-name="Liberation Sans" fo:font-size="11pt" fo:font-style="normal" style:text-underline-style="solid" style:text-underline-width="auto" style:text-underline-color="font-color" officeooo:rsid="0c2255c3" officeooo:paragraph-rsid="0c2255c3" fo:background-color="transparent" style:font-size-asian="11pt" style:font-style-asian="normal" style:font-size-complex="11pt" style:font-style-complex="normal"/>
    </style:style>
    <style:style style:name="P43" style:family="paragraph" style:parent-style-name="Standard">
      <style:text-properties officeooo:rsid="0c2f0163" officeooo:paragraph-rsid="0c2f0163"/>
    </style:style>
    <style:style style:name="P44" style:family="paragraph" style:parent-style-name="Standard" style:list-style-name="L1">
      <style:paragraph-properties fo:line-height="100%" style:writing-mode="page"/>
    </style:style>
    <style:style style:name="P45" style:family="paragraph" style:parent-style-name="Standard" style:list-style-name="L2">
      <style:paragraph-properties fo:line-height="100%" style:writing-mode="page"/>
    </style:style>
    <style:style style:name="P46" style:family="paragraph" style:parent-style-name="Standard" style:list-style-name="L3">
      <style:paragraph-properties fo:line-height="100%" style:writing-mode="page"/>
      <style:text-properties officeooo:paragraph-rsid="0c2255c3"/>
    </style:style>
    <style:style style:name="P47" style:family="paragraph" style:parent-style-name="Standard" style:list-style-name="L4">
      <style:paragraph-properties fo:line-height="100%" style:writing-mode="page"/>
      <style:text-properties officeooo:paragraph-rsid="0c034eec"/>
    </style:style>
    <style:style style:name="P48" style:family="paragraph" style:parent-style-name="Standard" style:list-style-name="L4">
      <style:paragraph-properties fo:line-height="100%" style:writing-mode="page"/>
      <style:text-properties officeooo:paragraph-rsid="0c081945"/>
    </style:style>
    <style:style style:name="P49" style:family="paragraph" style:parent-style-name="Standard" style:list-style-name="L5">
      <style:paragraph-properties fo:line-height="100%" style:writing-mode="page"/>
    </style:style>
    <style:style style:name="P50" style:family="paragraph" style:parent-style-name="Standard" style:list-style-name="L5">
      <style:paragraph-properties fo:line-height="100%" style:writing-mode="page"/>
      <style:text-properties officeooo:paragraph-rsid="0c2953df"/>
    </style:style>
    <style:style style:name="P51" style:family="paragraph" style:parent-style-name="Standard" style:list-style-name="L3">
      <style:paragraph-properties fo:line-height="100%" style:writing-mode="page"/>
      <style:text-properties fo:color="#000000" fo:font-style="normal" officeooo:paragraph-rsid="0c2255c3" style:font-style-asian="normal" style:font-style-complex="normal"/>
    </style:style>
    <style:style style:name="P52" style:family="paragraph" style:parent-style-name="Standard" style:list-style-name="L3">
      <style:paragraph-properties fo:line-height="100%" style:writing-mode="page"/>
      <style:text-properties fo:color="#000000" fo:font-style="normal" style:text-underline-style="none" officeooo:rsid="0c0de34e" officeooo:paragraph-rsid="0c2255c3" style:font-style-asian="normal" style:font-style-complex="normal"/>
    </style:style>
    <style:style style:name="P53" style:family="paragraph" style:parent-style-name="Standard">
      <style:paragraph-properties fo:line-height="100%" style:writing-mode="page"/>
      <style:text-properties fo:color="#000000" style:font-name="Liberation Sans" fo:font-size="11pt" fo:font-style="normal" style:text-underline-style="none" officeooo:rsid="0c0de34e" officeooo:paragraph-rsid="0c2255c3" fo:background-color="transparent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line-height="100%" style:writing-mode="page"/>
      <style:text-properties fo:color="#000000" style:font-name="Liberation Sans" fo:font-size="11pt" fo:font-style="normal" fo:font-weight="normal" officeooo:rsid="0b9feea4" officeooo:paragraph-rsid="0c034e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line-height="100%" style:writing-mode="page"/>
      <style:text-properties officeooo:rsid="0c0e8222" officeooo:paragraph-rsid="0c32052a"/>
    </style:style>
    <style:style style:name="T1" style:family="text">
      <style:text-properties officeooo:rsid="0c00711e"/>
    </style:style>
    <style:style style:name="T2" style:family="text">
      <style:text-properties officeooo:rsid="0b51eba1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name-asian="Arial" style:font-size-asian="9pt" style:font-size-complex="9pt"/>
    </style:style>
    <style:style style:name="T5" style:family="text">
      <style:text-properties officeooo:rsid="003a6c72"/>
    </style:style>
    <style:style style:name="T6" style:family="text">
      <style:text-properties fo:color="#cc99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a18534e"/>
    </style:style>
    <style:style style:name="T9" style:family="text">
      <style:text-properties fo:language="fr" fo:country="FR" officeooo:rsid="0b47a758"/>
    </style:style>
    <style:style style:name="T10" style:family="text">
      <style:text-properties fo:language="fr" fo:country="FR" officeooo:rsid="0b498107"/>
    </style:style>
    <style:style style:name="T11" style:family="text">
      <style:text-properties fo:language="fr" fo:country="FR" officeooo:rsid="0bfc4b70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a9c15f5" style:font-weight-asian="normal" style:font-weight-complex="normal"/>
    </style:style>
    <style:style style:name="T14" style:family="text">
      <style:text-properties fo:language="fr" fo:country="FR" fo:font-weight="normal" officeooo:rsid="0c32052a" style:font-weight-asian="normal" style:font-weight-complex="normal"/>
    </style:style>
    <style:style style:name="T15" style:family="text">
      <style:text-properties fo:language="fr" fo:country="FR" officeooo:rsid="0c32052a"/>
    </style:style>
    <style:style style:name="T16" style:family="text">
      <style:text-properties officeooo:rsid="0086ee01"/>
    </style:style>
    <style:style style:name="T17" style:family="text">
      <style:text-properties officeooo:rsid="0088f527"/>
    </style:style>
    <style:style style:name="T18" style:family="text">
      <style:text-properties fo:color="#ff33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officeooo:rsid="00c34187"/>
    </style:style>
    <style:style style:name="T20" style:family="text">
      <style:text-properties officeooo:rsid="00c49c01"/>
    </style:style>
    <style:style style:name="T21" style:family="text">
      <style:text-properties officeooo:rsid="01102bb3"/>
    </style:style>
    <style:style style:name="T22" style:family="text">
      <style:text-properties officeooo:rsid="02acfb5c"/>
    </style:style>
    <style:style style:name="T23" style:family="text">
      <style:text-properties fo:font-weight="bold" officeooo:rsid="02acfb5c" style:font-weight-asian="bold" style:font-weight-complex="bold"/>
    </style:style>
    <style:style style:name="T24" style:family="text">
      <style:text-properties fo:font-weight="bold" officeooo:rsid="0b54d237" style:font-weight-asian="bold" style:font-weight-complex="bold"/>
    </style:style>
    <style:style style:name="T25" style:family="text">
      <style:text-properties fo:font-weight="bold" officeooo:rsid="0b5c4d80" style:font-weight-asian="bold" style:font-weight-complex="bold"/>
    </style:style>
    <style:style style:name="T26" style:family="text">
      <style:text-properties style:font-name="Liberation Sans" fo:font-size="16pt" fo:language="fr" fo:country="FR" fo:font-weight="bold" officeooo:rsid="0a77656f" style:font-size-asian="16pt" style:font-weight-asian="bold" style:font-size-complex="16pt" style:font-weight-complex="bold"/>
    </style:style>
    <style:style style:name="T27" style:family="text">
      <style:text-properties style:font-name="Liberation Sans" fo:font-size="16pt" fo:language="fr" fo:country="FR" fo:font-weight="bold" officeooo:rsid="0c00711e" style:font-size-asian="16pt" style:font-weight-asian="bold" style:font-size-complex="16pt" style:font-weight-complex="bold"/>
    </style:style>
    <style:style style:name="T28" style:family="text">
      <style:text-properties style:font-name="Liberation Sans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Liberation Sans" fo:font-size="11pt" fo:font-weight="normal" officeooo:rsid="0bf886c3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Liberation Sans" fo:font-size="11pt" fo:font-weight="normal" officeooo:rsid="0c0de34e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style:font-name="Liberation Sans" fo:font-size="11pt" fo:font-weight="normal" officeooo:rsid="0c214f62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style:font-name="Liberation Sans"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33" style:family="text">
      <style:text-properties style:font-name="Liberation Sans" fo:font-size="11pt" fo:background-color="transparent" loext:char-shading-value="0" style:font-size-asian="11pt" style:font-size-complex="11pt"/>
    </style:style>
    <style:style style:name="T34" style:family="text">
      <style:text-properties style:font-name="Liberation Sans" fo:font-size="11pt" officeooo:rsid="0c17722c" fo:background-color="transparent" loext:char-shading-value="0" style:font-size-asian="11pt" style:font-size-complex="11pt"/>
    </style:style>
    <style:style style:name="T35" style:family="text">
      <style:text-properties style:font-name="Liberation Sans" fo:font-size="11pt" officeooo:rsid="0c305e70" fo:background-color="transparent" loext:char-shading-value="0" style:font-size-asian="11pt" style:font-size-complex="11pt"/>
    </style:style>
    <style:style style:name="T36" style:family="text">
      <style:text-properties fo:font-weight="normal" officeooo:rsid="0a785dea" style:font-weight-asian="normal" style:font-weight-complex="normal"/>
    </style:style>
    <style:style style:name="T37" style:family="text">
      <style:text-properties fo:font-weight="normal" officeooo:rsid="0a7ad8a8" style:font-weight-asian="normal" style:font-weight-complex="normal"/>
    </style:style>
    <style:style style:name="T38" style:family="text">
      <style:text-properties fo:font-weight="normal" officeooo:rsid="0a83fd91" style:font-weight-asian="normal" style:font-weight-complex="normal"/>
    </style:style>
    <style:style style:name="T39" style:family="text">
      <style:text-properties fo:font-weight="normal" officeooo:rsid="0a8a3feb" style:font-weight-asian="normal" style:font-weight-complex="normal"/>
    </style:style>
    <style:style style:name="T40" style:family="text">
      <style:text-properties fo:font-weight="normal" officeooo:rsid="0a8d4e37" style:font-weight-asian="normal" style:font-weight-complex="normal"/>
    </style:style>
    <style:style style:name="T41" style:family="text">
      <style:text-properties fo:font-weight="normal" officeooo:rsid="0b5c4d80" style:font-weight-asian="normal" style:font-weight-complex="normal"/>
    </style:style>
    <style:style style:name="T42" style:family="text">
      <style:text-properties fo:color="#772953" style:font-name="Liberation Sans" fo:font-size="11pt" fo:font-style="italic" fo:background-color="transparent" loext:char-shading-value="0" style:font-size-asian="11pt" style:font-size-complex="11pt"/>
    </style:style>
    <style:style style:name="T43" style:family="text">
      <style:text-properties fo:color="#772953" style:font-name="Liberation Sans" fo:font-size="11pt" fo:font-style="italic" officeooo:rsid="0a7d3706" fo:background-color="transparent" loext:char-shading-value="0" style:font-size-asian="11pt" style:font-size-complex="11pt"/>
    </style:style>
    <style:style style:name="T44" style:family="text">
      <style:text-properties fo:color="#772953" style:font-name="Liberation Sans" fo:font-size="11pt" fo:font-style="italic" fo:font-weight="normal" officeooo:rsid="0a785dea" fo:background-color="transparent" loext:char-shading-value="0" style:font-size-asian="11pt" style:font-weight-asian="normal" style:font-size-complex="11pt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style:font-weight-asian="normal" style:language-complex="ar" style:country-complex="SA" style:font-weight-complex="normal"/>
    </style:style>
    <style:style style:name="T48" style:family="text">
      <style:text-properties officeooo:rsid="0a785dea"/>
    </style:style>
    <style:style style:name="T49" style:family="text">
      <style:text-properties officeooo:rsid="0a7bd119"/>
    </style:style>
    <style:style style:name="T50" style:family="text">
      <style:text-properties officeooo:rsid="0a7f3595"/>
    </style:style>
    <style:style style:name="T51" style:family="text">
      <style:text-properties fo:font-size="12pt" fo:font-weight="normal" officeooo:rsid="0a77656f" style:font-size-asian="12pt" style:font-weight-asian="normal" style:font-size-complex="12pt" style:font-weight-complex="normal"/>
    </style:style>
    <style:style style:name="T52" style:family="text">
      <style:text-properties officeooo:rsid="0a85780e"/>
    </style:style>
    <style:style style:name="T53" style:family="text">
      <style:text-properties officeooo:rsid="0a8a3feb"/>
    </style:style>
    <style:style style:name="T54" style:family="text">
      <style:text-properties officeooo:rsid="0a90b871"/>
    </style:style>
    <style:style style:name="T55" style:family="text">
      <style:text-properties officeooo:rsid="0a90ce4e"/>
    </style:style>
    <style:style style:name="T56" style:family="text">
      <style:text-properties fo:color="#000000" fo:font-size="11pt" fo:font-style="normal" style:text-underline-style="solid" style:text-underline-width="auto" style:text-underline-color="font-color" fo:font-weight="normal" officeooo:rsid="0a9b9d3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7" style:family="text">
      <style:text-properties fo:color="#000000" fo:font-size="11pt" fo:font-style="normal" style:text-underline-style="solid" style:text-underline-width="auto" style:text-underline-color="font-color" fo:font-weight="normal" officeooo:rsid="0a9a3d9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8" style:family="text">
      <style:text-properties fo:color="#000000" style:font-name="Liberation Sans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59" style:family="text">
      <style:text-properties fo:color="#000000" style:font-name="Liberation Sans" fo:font-size="11pt" fo:font-style="normal" officeooo:rsid="0b9feea4" fo:background-color="transparent" loext:char-shading-value="0" style:font-size-asian="11pt" style:font-style-asian="normal" style:font-size-complex="11pt" style:font-style-complex="normal"/>
    </style:style>
    <style:style style:name="T60" style:family="text">
      <style:text-properties fo:color="#000000" style:font-name="Liberation Sans" fo:font-size="11pt" fo:font-style="normal" officeooo:rsid="0a8fcb2e" fo:background-color="transparent" loext:char-shading-value="0" style:font-size-asian="11pt" style:font-style-asian="normal" style:font-size-complex="11pt" style:font-style-complex="normal"/>
    </style:style>
    <style:style style:name="T61" style:family="text">
      <style:text-properties fo:color="#000000" style:font-name="Liberation Sans" fo:font-size="11pt" fo:font-style="normal" officeooo:rsid="0a8be1af" fo:background-color="transparent" loext:char-shading-value="0" style:font-size-asian="11pt" style:font-style-asian="normal" style:font-size-complex="11pt" style:font-style-complex="normal"/>
    </style:style>
    <style:style style:name="T62" style:family="text">
      <style:text-properties fo:color="#000000" style:font-name="Liberation Sans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Liberation Sans" fo:font-size="11pt" fo:font-style="normal" fo:font-weight="normal" officeooo:rsid="0b9feea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style:font-name="Liberation Sans" fo:font-size="11pt" fo:font-style="normal" fo:font-weight="normal" officeooo:rsid="0c1991f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style:font-name="Liberation Sans" fo:font-size="11pt" fo:font-style="normal" fo:font-weight="normal" officeooo:rsid="0c1aa6c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style:font-name="Liberation Sans" fo:font-size="11pt" fo:font-style="normal" fo:font-weight="normal" officeooo:rsid="0a8bb291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7" style:family="text">
      <style:text-properties fo:color="#000000" style:font-name="Liberation Sans" fo:font-size="11pt" fo:font-style="normal" fo:font-weight="normal" officeooo:rsid="0b9feea4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8" style:family="text">
      <style:text-properties fo:color="#000000" style:font-name="Liberation Sans" fo:font-size="11pt" fo:font-style="normal" fo:font-weight="normal" officeooo:rsid="0beed746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9" style:family="text">
      <style:text-properties officeooo:rsid="0b4ec4e6"/>
    </style:style>
    <style:style style:name="T70" style:family="text">
      <style:text-properties officeooo:rsid="0b50f561"/>
    </style:style>
    <style:style style:name="T71" style:family="text">
      <style:text-properties officeooo:rsid="0b528590"/>
    </style:style>
    <style:style style:name="T72" style:family="text">
      <style:text-properties officeooo:rsid="0b5c4d80"/>
    </style:style>
    <style:style style:name="T73" style:family="text">
      <style:text-properties officeooo:rsid="0b76710d"/>
    </style:style>
    <style:style style:name="T74" style:family="text">
      <style:text-properties officeooo:rsid="0b77cc81"/>
    </style:style>
    <style:style style:name="T75" style:family="text">
      <style:text-properties officeooo:rsid="0b7cc3ce"/>
    </style:style>
    <style:style style:name="T76" style:family="text">
      <style:text-properties officeooo:rsid="0b9feea4"/>
    </style:style>
    <style:style style:name="T77" style:family="text">
      <style:text-properties officeooo:rsid="0bd1e338"/>
    </style:style>
    <style:style style:name="T78" style:family="text">
      <style:text-properties fo:font-size="16pt" fo:font-weight="bold" officeooo:rsid="0a77656f" style:font-size-asian="16pt" style:font-weight-asian="bold" style:font-size-complex="16pt" style:font-weight-complex="bold"/>
    </style:style>
    <style:style style:name="T79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80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officeooo:rsid="0a7d370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81" style:family="text">
      <style:text-properties fo:color="#000080" style:font-name="Liberation Sans" fo:font-size="11pt" fo:font-style="normal" style:text-underline-style="solid" style:text-underline-width="auto" style:text-underline-color="font-color" officeooo:rsid="0a7d3706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82" style:family="text">
      <style:text-properties officeooo:rsid="0c0de34e"/>
    </style:style>
    <style:style style:name="T83" style:family="text">
      <style:text-properties officeooo:rsid="0c11e1f4"/>
    </style:style>
    <style:style style:name="T84" style:family="text">
      <style:text-properties officeooo:rsid="0c17d3ce"/>
    </style:style>
    <style:style style:name="T85" style:family="text">
      <style:text-properties officeooo:rsid="0c214f62"/>
    </style:style>
    <style:style style:name="T86" style:family="text">
      <style:text-properties officeooo:rsid="0c27bef6"/>
    </style:style>
    <style:style style:name="T87" style:family="text">
      <style:text-properties officeooo:rsid="0c2976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6">G</text:span><text:span text:style-name="T27">uide d’utilisation du </text:span><text:span text:style-name="T78">Modèle</text:span></text:p>
      <text:p text:style-name="Standard"/>
      <text:p text:style-name="Standard">La dernière version de ce document est disponible à <text:span text:style-name="T74">: </text:span><text:a xlink:type="simple" xlink:href="https://github.com/bflorat/modele-da" text:style-name="Internet_20_link" text:visited-style-name="Visited_20_Internet_20_Link"><text:span text:style-name="T51">https://github.com/bflorat/modele-da</text:span></text:a></text:p>
      <text:p text:style-name="P26"><draw:frame draw:style-name="fr1" draw:name="Image8" text:anchor-type="as-char" svg:width="0.9165in" svg:height="0.3228in" draw:z-index="0"><draw:image xlink:href="Pictures/10000201000000580000001F8A4C9DF059F45CD3.png" xlink:type="simple" xlink:show="embed" xlink:actuate="onLoad"/></draw:frame></text:p>
      <text:p text:style-name="P20">Copyright 2017 - Bertrand <text:span text:style-name="T70">FLORAT</text:span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Standard">Mises à jour du modèle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Standard">Version</text:p>
          </table:table-cell>
          <table:table-cell table:style-name="Table7.A2" office:value-type="string">
            <text:p text:style-name="Standard">Date</text:p>
          </table:table-cell>
          <table:table-cell table:style-name="Table7.A2" office:value-type="string">
            <text:p text:style-name="Standard">Auteurs</text:p>
          </table:table-cell>
          <table:table-cell table:style-name="Table7.A1" office:value-type="string">
            <text:p text:style-name="Standard">Changements</text:p>
          </table:table-cell>
        </table:table-row>
        <table:table-row table:style-name="Table7.2">
          <table:table-cell table:style-name="Table7.A2" office:value-type="string">
            <text:p text:style-name="Standard">1.0</text:p>
          </table:table-cell>
          <table:table-cell table:style-name="Table7.A2" office:value-type="string">
            <text:p text:style-name="Standard"><text:span text:style-name="T69">06 jan</text:span> 201<text:span text:style-name="T69">7</text:span></text:p>
          </table:table-cell>
          <table:table-cell table:style-name="Table7.A2" office:value-type="string">
            <text:p text:style-name="Standard">Bertrand FLORAT</text:p>
          </table:table-cell>
          <table:table-cell table:style-name="Table7.A1" office:value-type="string">
            <text:p text:style-name="Standard">Version initiale</text:p>
          </table:table-cell>
        </table:table-row>
        <table:table-row table:style-name="Table7.4">
          <table:table-cell table:style-name="Table7.A4" office:value-type="string">
            <text:p text:style-name="Standard">1.<text:span text:style-name="T73">1</text:span></text:p>
          </table:table-cell>
          <table:table-cell table:style-name="Table7.A4" office:value-type="string">
            <text:p text:style-name="Standard">18 fev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Prise en compte remarques <text:span text:style-name="T75"><text:s/>; simplification par la suppression de quelques sections, ajout hypothèses dans le chapitre 2 ; ajout sections sur l'éco-conception.</text:span></text:p>
          </table:table-cell>
        </table:table-row>
        <table:table-row table:style-name="Table7.4">
          <table:table-cell table:style-name="Table7.A4" office:value-type="string">
            <text:p text:style-name="Standard">1.2</text:p>
          </table:table-cell>
          <table:table-cell table:style-name="Table7.A4" office:value-type="string">
            <text:p text:style-name="P21">14 mai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<text:span text:style-name="T77">Répartition</text:span> de l'éco-conception dans la vue logicielle et la vue technique ; renommage du modèle en "dossier d'architecture" ; ajout du chapitre sur l'existant.</text:p>
          </table:table-cell>
        </table:table-row>
        <table:table-row table:style-name="Table7.4">
          <table:table-cell table:style-name="Table7.A6" office:value-type="string">
            <text:p text:style-name="P21">2.0</text:p>
          </table:table-cell>
          <table:table-cell table:style-name="Table7.A6" office:value-type="string">
            <text:p text:style-name="P43">17 mai 2017</text:p>
          </table:table-cell>
          <table:table-cell table:style-name="Table7.A6" office:value-type="string">
            <text:p text:style-name="P22">Bertrand Florat</text:p>
          </table:table-cell>
          <table:table-cell table:style-name="Table7.A6" office:value-type="string">
            <text:p text:style-name="P21"><text:span text:style-name="T83">Simplifications</text:span>, <text:span text:style-name="T83">éclatement</text:span> en plusieurs documents (voir plus bas)</text:p>
          </table:table-cell>
        </table:table-row>
      </table:table>
      <text:p text:style-name="P27"/>
      <text:p text:style-name="P23"><text:span text:style-name="T45">Légende </text:span>:</text:p>
      <text:p text:style-name="P28"><text:span text:style-name="T47">Ceci est une explication (à supprimer)</text:span><text:span text:style-name="T18"><text:line-break/></text:span><text:span text:style-name="T6">Ceci est un exemple (à supprimer)<text:line-break/></text:span><text:span text:style-name="T56">Ceci est une n</text:span><text:span text:style-name="T57">otice à destination du lecteur final et pouvant être conservée</text:span></text:p>
      <text:p text:style-name="P30"/>
      <text:p text:style-name="Standard"><text:span text:style-name="T46">Licence</text:span> :</text:p>
      <text:list xml:id="list1256523915240016420" text:style-name="L1">
        <text:list-item>
          <text:p text:style-name="P44"><text:span text:style-name="T50">c</text:span>e modèle est en licence <text:span text:style-name="T50">CC BY-SA 3.0 : </text:span>Creative Commons Attribution - Partage à l'identique V3.0<text:span text:style-name="T50"> </text:span>(<text:a xlink:type="simple" xlink:href="https://creativecommons.org/licenses/by-sa/3.0/fr/" text:style-name="Internet_20_link" text:visited-style-name="Visited_20_Internet_20_Link">https://creativecommons.org/licenses/by-sa/3.0/fr/</text:a>)<text:span text:style-name="T53"> ;</text:span></text:p>
        </text:list-item>
      </text:list>
      <text:p text:style-name="P36"/>
      <text:list xml:id="list6073862418614323703" text:style-name="L2">
        <text:list-item>
          <text:p text:style-name="P45"><text:span text:style-name="T40">v</text:span><text:span text:style-name="T36">ous pouvez </text:span><text:span text:style-name="T40">créer une version dérivée de</text:span><text:span text:style-name="T36"> ce modèle à condition qu</text:span><text:span text:style-name="T40">'il</text:span><text:span text:style-name="T36"> </text:span><text:span text:style-name="T39">conserve </text:span><text:span text:style-name="T37">la</text:span><text:span text:style-name="T39"> </text:span><text:span text:style-name="T37">licence</text:span><text:span text:style-name="T36"> </text:span><text:span text:style-name="T39">CC BY-SA 3.0</text:span><text:span text:style-name="T41">, </text:span><text:span text:style-name="T36">qu'il </text:span><text:span text:style-name="T38">contienne </text:span>le nom du créateur <text:span text:style-name="T48">(Bertrand Florat)</text:span>, <text:span text:style-name="T49">un lien vers </text:span><text:a xlink:type="simple" xlink:href="https://creativecommons.org/licenses/by-sa/3.0/fr/" text:style-name="Internet_20_link" text:visited-style-name="Visited_20_Internet_20_Link">https://creativecommons.org/licenses/by-sa/3.0/fr/</text:a><text:span text:style-name="T44">, u</text:span>ne notice de non-responsabilité et un lien <text:span text:style-name="T48">vers</text:span><text:span text:style-name="T43"> </text:span><text:a xlink:type="simple" xlink:href="https://github.com/bflorat/modele-dap" text:style-name="Internet_20_link" text:visited-style-name="Visited_20_Internet_20_Link"><text:span text:style-name="T80">https://github.com/bflorat/modele-dap</text:span></text:a><text:span text:style-name="T81"> </text:span><text:span text:style-name="T43">;</text:span></text:p>
        </text:list-item>
      </text:list>
      <text:p text:style-name="P34"/>
      <text:list xml:id="list224247097719136" text:continue-numbering="true" text:style-name="L2">
        <text:list-item>
          <text:p text:style-name="P45"><text:span text:style-name="T71">l</text:span>es <text:span text:style-name="T72">d</text:span>ossier<text:span text:style-name="T72">s</text:span> d'<text:span text:style-name="T72">a</text:span>rchitecture <text:span text:style-name="T52">i</text:span>ssus de ce modèle n'ont pas à appliquer cette licence et <text:span text:style-name="T50">peuvent</text:span> <text:span text:style-name="T52">rester</text:span> dans la licence de votre choix. Il est <text:span text:style-name="T50">néanmoins</text:span> conseillé <text:span text:style-name="T50">d'y inclure </text:span>un lien vers<text:span text:style-name="T42"> </text:span><text:a xlink:type="simple" xlink:href="https://github.com/bflorat/modele-dap" text:style-name="Internet_20_link" text:visited-style-name="Visited_20_Internet_20_Link"><text:span text:style-name="T79">https://github.com/bflorat/modele-dap</text:span></text:a><text:span text:style-name="T42">.</text:span></text:p>
        </text:list-item>
      </text:list>
      <text:p text:style-name="P33"/>
      <text:p text:style-name="P42"/>
      <text:p text:style-name="P42"><text:soft-page-break/>Contenu du modèle</text:p>
      <text:p text:style-name="P38"><text:span text:style-name="T65">Un</text:span><text:span text:style-name="T64"> </text:span><text:span text:style-name="T62">dossier </text:span><text:span text:style-name="T65">suivant ce modèle sera </text:span><text:span text:style-name="T62">constitué :</text:span></text:p>
      <text:list xml:id="list2006747423272183420" text:style-name="L3">
        <text:list-item>
          <text:p text:style-name="P46">de ce guide d’utilisation ;</text:p>
        </text:list-item>
        <text:list-item>
          <text:p text:style-name="P46">d’un <text:span text:style-name="T85">volet applicatif</text:span> présentant le contexte général et l’architecture applicative ;</text:p>
        </text:list-item>
        <text:list-item>
          <text:p text:style-name="P51"><text:span text:style-name="T28">d’</text:span><text:span text:style-name="T29">un volet </text:span><text:span text:style-name="T30">développement</text:span><text:span text:style-name="T29"> présentant l’architecture logicielle </text:span><text:span text:style-name="T31">et son environnement</text:span><text:span text:style-name="T29"> ;</text:span></text:p>
        </text:list-item>
        <text:list-item>
          <text:p text:style-name="P46">d’un volet <text:span text:style-name="T82">infrastructure</text:span> présentant les aspects d’architecture technique ou physique ;</text:p>
        </text:list-item>
        <text:list-item>
          <text:p text:style-name="P46">d’un volet sécurité ;</text:p>
        </text:list-item>
        <text:list-item>
          <text:p text:style-name="P52"><text:span text:style-name="T33">d’un document référen</text:span><text:span text:style-name="T34">çant</text:span><text:span text:style-name="T33"> des points </text:span><text:span text:style-name="T35">à</text:span><text:span text:style-name="T33"> statu</text:span><text:span text:style-name="T35">er</text:span><text:span text:style-name="T33">.</text:span></text:p>
        </text:list-item>
      </text:list>
      <text:p text:style-name="P53"/>
      <text:p text:style-name="P19"><text:span text:style-name="T32">Notes </text:span><text:span text:style-name="T33">:</text:span></text:p>
      <text:list xml:id="list7880139611618359501" text:style-name="L4">
        <text:list-item>
          <text:p text:style-name="P47"><text:span text:style-name="T59">l</text:span><text:span text:style-name="T58">es retours, remarques et suggestions sur ce modèle sont </text:span><text:span text:style-name="T60">les </text:span><text:span text:style-name="T58">bienvenus. Utiliser de </text:span><text:span text:style-name="T61">préférence</text:span><text:span text:style-name="T58"> les tickets github à </text:span><text:a xlink:type="simple" xlink:href="https://github.com/bflorat/modele-da" text:style-name="Internet_20_link" text:visited-style-name="Visited_20_Internet_20_Link"><text:span text:style-name="T80">https://github.com/bflorat/modele-da</text:span></text:a><text:span text:style-name="T63"> ;</text:span></text:p>
        </text:list-item>
      </text:list>
      <text:p text:style-name="P54"/>
      <text:list xml:id="list224247130115177" text:continue-numbering="true" text:style-name="L4">
        <text:list-item>
          <text:p text:style-name="P48"><text:span text:style-name="T66">t</text:span><text:span text:style-name="T67">ous les diagrammes de ce modèle ont été générés avec </text:span><text:span text:style-name="T68">l’</text:span><text:span text:style-name="T67">outil PlantUML (</text:span><text:a xlink:type="simple" xlink:href="http://plantuml.com/" text:style-name="Internet_20_link" text:visited-style-name="Visited_20_Internet_20_Link"><text:span text:style-name="T63">http://plantuml.com/</text:span></text:a><text:span text:style-name="T67">). Les sources des diagrammes sont inclues dans le document et <text:s/>visibles avec l'extension PlantUML pour LibreOffice. </text:span></text:p>
        </text:list-item>
      </text:list>
      <text:p text:style-name="P29"/>
      <text:p text:style-name="P32"><text:span text:style-name="T45">Conseils d’utilisation </text:span> : </text:p>
      <text:p text:style-name="P36"><text:span text:style-name="T84">Rester bref, tout </text:span>doit être utile. Pas d’explication bateau type ‘ceci est l’introduction’, pas de redites d’autres documents, de l’historique de l’entreprise ou <text:span text:style-name="T21">de concepts vagues ;</text:span></text:p>
      <text:p text:style-name="P36"/>
      <text:p text:style-name="P36"><text:span text:style-name="T84">U</text:span>n lecteur doit comprendre le fonctionnement et les contraintes d<text:span text:style-name="T86">e l’application</text:span> sans être noyé de détails. Le document doit rester maintenable et donc à jour<text:span text:style-name="T76"> ;</text:span></text:p>
      <text:p text:style-name="P36"/>
      <text:p text:style-name="P36"><text:span text:style-name="T84">S</text:span>i l’<text:span text:style-name="T86">application</text:span> suit une architecture standardisée par l’organisation, ne pas se répéter et se référencer à un document commun (à faire figurer au chapitre 1.1) ;</text:p>
      <text:p text:style-name="P36"/>
      <text:p text:style-name="P37"><text:span text:style-name="T84">S</text:span>i un chapitre n’est pas applicable, ne pas le laisser vide mais simplement mentionner « N/A » pour que le <text:span text:style-name="T16">lecteur</text:span> sache que le sujet a été traité.</text:p>
      <text:p text:style-name="P37"/>
      <text:p text:style-name="P37"><text:span text:style-name="T22">Ce modèle se veut suffisamment complet pour couvrir la plupart des applications. </text:span><text:span text:style-name="T23">Il est donc normal que de nombreux chapitres ne soient pas applicable</text:span><text:span text:style-name="T24">s</text:span><text:span text:style-name="T23"> dans </text:span><text:span text:style-name="T25">votre</text:span><text:span text:style-name="T23"> contexte</text:span><text:span text:style-name="T22">. Un bon dossier d'architecture suivant ce modèle ne devrait pas dépasser 50 à 100 pages en totalité;</text:span></text:p>
      <text:p text:style-name="P35"/>
      <text:p text:style-name="P35"><text:span text:style-name="T84">Que ne trouve-t-on </text:span>pas dans ce document ?</text:p>
      <text:list xml:id="list5256655669512224412" text:style-name="L5">
        <text:list-item>
          <text:list>
            <text:list-item>
              <text:p text:style-name="P50"><text:span text:style-name="T17">la </text:span>conception détaillée (diagrammes UML <text:span text:style-name="T54">de classes, de </text:span>séquences<text:span text:style-name="T54"> ...</text:span>) sauf pour présenter un pattern <text:span text:style-name="T19">général spécifique à l’application</text:span>;</text:p>
            </text:list-item>
            <text:list-item>
              <text:p text:style-name="P49">des éléments d’études (SWOT, scénarios…) : les choix <text:span text:style-name="T20">doivent </text:span>déjà <text:span text:style-name="T20">avoir </text:span>été faits ;</text:p>
            </text:list-item>
            <text:list-item>
              <text:p text:style-name="P49">l’urbanisation du SI (nous <text:span text:style-name="T87">nous positionnons</text:span> ici au niveau d’un<text:span text:style-name="T87">e application ou d’un ensemble de composants</text:span>) ;</text:p>
            </text:list-item>
            <text:list-item>
              <text:p text:style-name="P49">les règles d'architecture de référence (communes à tou<text:span text:style-name="T87">tes les applications</text:span>)</text:p>
            </text:list-item>
            <text:list-item>
              <text:p text:style-name="P49">des détails techniques (IP, logins) pouvant compromettre la sécurité <text:span text:style-name="T55">;</text:span></text:p>
            </text:list-item>
            <text:list-item>
              <text:p text:style-name="P49"><text:soft-page-break/>le détail des environnements autres que la production (recette, développement...). Ces derniers sont en général trop changeants pour figurer dans ce dossier et gagneront à plutôt être documentés par l'intégrateur dans d'autres dossiers, fiches, wikis ou outils de CMDB.</text:p>
            </text:list-item>
          </text:list>
        </text:list-item>
      </text:list>
      <text:p text:style-name="P41"/>
      <text:p text:style-name="P55"><text:span text:style-name="T8">L</text:span><text:span text:style-name="T7">ister les hyptothèses d’architecture et études en cours dans le </text:span><text:span text:style-name="T15">référentiel</text:span><text:span text:style-name="T7"> joint </text:span><text:span text:style-name="Example"><text:span text:style-name="T14">Modele_DossierArchitecture-non_statué.ots</text:span></text:span><text:span text:style-name="T13"> (ils doivent être exceptionnels, sinon le DA est rédigé trop tôt) ;</text:span></text:p>
      <text:p text:style-name="P40"/>
      <text:p text:style-name="P36"><text:span text:style-name="T8">I</text:span><text:span text:style-name="T7">soler dans des annexes </text:span><text:span text:style-name="T11">en fin de document </text:span><text:span text:style-name="T7">les informations d'architecture importantes mais concernant </text:span><text:span text:style-name="T8">des</text:span><text:span text:style-name="T7"> point</text:span><text:span text:style-name="T8">s</text:span><text:span text:style-name="T7"> précis </text:span><text:span text:style-name="T10">n’intéressant</text:span><text:span text:style-name="T9"> que </text:span><text:span text:style-name="T7">peu de lecteurs ;</text:span></text:p>
      <text:p text:style-name="P39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fo:margin-top="0in" fo:margin-bottom="0in" loext:contextual-spacing="false"/>
      <style:text-properties fo:font-size="8pt" style:font-size-asian="8pt"/>
    </style:style>
    <style:style style:name="Normal_20_après_20_tbl" style:display-name="Normal après tbl" style:family="paragraph" style:parent-style-name="Standard">
      <style:paragraph-properties fo:margin-top="0.1252in" fo:margin-bottom="0.1665in" loext:contextual-spacing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2953in" fo:margin-right="0in" fo:margin-top="0.25in" fo:margin-bottom="0.25in" loext:contextual-spacing="false" fo:text-align="start" style:justify-single-word="false" fo:orphans="0" fo:widows="0" fo:text-indent="-0.2953in" style:auto-text-indent="false" fo:break-before="page" fo:padding-left="0in" fo:padding-right="0in" fo:padding-top="0in" fo:padding-bottom="0.0138in" fo:border-left="none" fo:border-right="none" fo:border-top="none" fo:border-bottom="2.24pt solid #c0c0c0" text:number-lines="true" text:line-number="1">
        <style:tab-stops>
          <style:tab-stop style:position="0.3937in"/>
          <style:tab-stop style:position="0.5909in"/>
        </style:tab-stops>
      </style:paragraph-properties>
      <style:text-properties fo:text-transform="uppercase" fo:color="#0000ff" style:font-name="Liberation Sans2" fo:font-family="'Liberation Sans'" style:font-style-name="Bold Italic" style:font-family-generic="swiss" style:font-pitch="variable" fo:font-size="20pt" fo:font-style="italic" fo:font-weight="bold" fo:background-color="transparent" style:font-size-asian="20pt" style:font-style-asian="italic" style:font-weight-asian="bold" style:font-size-complex="2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4016in" fo:margin-right="0in" fo:margin-top="0.1665in" fo:margin-bottom="0.1665in" loext:contextual-spacing="false" fo:keep-together="always" fo:text-indent="-0.4016in" style:auto-text-indent="false" fo:padding-left="0in" fo:padding-right="0in" fo:padding-top="0in" fo:padding-bottom="0.0138in" fo:border-left="none" fo:border-right="none" fo:border-top="none" fo:border-bottom="2.24pt solid #c0c0c0" fo:keep-with-next="always"/>
      <style:text-properties fo:text-transform="uppercase" fo:color="#0000ff" style:font-name="Liberation Sans3" fo:font-family="'Liberation Sans'" style:font-style-name="Bold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>
        <style:tab-stops>
          <style:tab-stop style:position="0.3937in"/>
        </style:tab-stops>
      </style:paragraph-properties>
      <style:text-properties fo:font-variant="normal" fo:text-transform="none" fo:font-size="12pt" fo:font-style="italic" fo:font-weight="normal" style:font-size-asian="12pt" style:font-style-asian="italic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5984in" fo:margin-right="0in" fo:margin-top="0.1665in" fo:margin-bottom="0.0835in" loext:contextual-spacing="false" fo:text-indent="-0.5984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explication" style:family="paragraph" style:parent-style-name="Standard" style:master-page-name="">
      <style:paragraph-properties fo:margin-top="0.0402in" fo:margin-bottom="0.0402in" loext:contextual-spacing="false" style:page-number="auto"/>
      <style:text-properties fo:color="#772953" style:font-name="Liberation Sans" fo:font-family="'Liberation Sans'" style:font-family-generic="swiss" style:font-pitch="variable" fo:font-size="11pt" fo:font-style="italic" fo:background-color="transparent" style:font-size-asian="11pt" style:font-size-complex="11pt"/>
    </style:style>
    <style:style style:name="exemple" style:family="paragraph" style:parent-style-name="Standard">
      <style:paragraph-properties fo:text-align="start" style:justify-single-word="false">
        <style:tab-stops>
          <style:tab-stop style:position="0in"/>
          <style:tab-stop style:position="0.5in"/>
          <style:tab-stop style:position="0.5909in"/>
        </style:tab-stops>
      </style:paragraph-properties>
      <style:text-properties fo:color="#cc9900" style:text-outline="false" style:text-line-through-style="none" style:text-line-through-type="none" style:font-name="Liberation Sans" fo:font-family="'Liberation Sans'" style:font-family-generic="swiss" style:font-pitch="variable" fo:font-size="11pt" fo:language="fr" fo:country="FR" fo:font-style="italic" fo:text-shadow="none" style:text-underline-style="none" fo:font-weight="normal" officeooo:rsid="00067301" style:font-size-asian="11pt" style:font-style-asian="italic" style:font-weight-asian="normal" style:font-size-complex="11pt" style:font-style-complex="normal" style:font-weight-complex="normal" style:text-overline-style="none" style:text-overline-color="font-color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itre3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5f_exemple" style:display-name="Code_exemple" style:family="paragraph" style:parent-style-name="exemple">
      <style:text-properties style:font-name="Liberation Mono" fo:font-family="'Liberation Mono'" style:font-style-name="Italic" style:font-family-generic="modern" style:font-pitch="fixed" fo:font-size="10.5pt" fo:language="zxx" fo:country="none"/>
    </style:style>
    <style:style style:name="PlantUML" style:family="paragraph">
      <style:text-properties text:display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efault" style:family="paragraph" style:parent-style-name="explication">
      <style:text-properties fo:font-size="16pt" fo:font-weight="bold" officeooo:rsid="0b77cc81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de_5f_exemple" style:display-name="code_exemple" style:family="text">
      <style:text-properties fo:color="#cc9900" style:text-outline="false" style:text-line-through-style="none" style:text-line-through-type="none" style:font-name="Liberation Mono" fo:font-family="'Liberation Mono'" style:font-style-name="Italic" style:font-family-generic="modern" style:font-pitch="fixed" fo:font-size="11pt" fo:language="zxx" fo:country="none" fo:font-style="italic" fo:text-shadow="none" style:text-underline-style="none" fo:font-weight="normal" officeooo:rsid="02e97280" style:font-size-asian="11pt" style:font-style-asian="italic" style:font-weight-asian="normal" style:font-size-complex="11pt" style:font-style-complex="normal" style:font-weight-complex="600" style:text-overline-style="none" style:text-ov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Example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79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7417in" table:align="right" style:writing-mode="lr-tb"/>
    </style:style>
    <style:style style:name="Table12.A" style:family="table-column">
      <style:table-column-properties style:column-width="3.816in"/>
    </style:style>
    <style:style style:name="Table12.B" style:family="table-column">
      <style:table-column-properties style:column-width="2.9257in"/>
    </style:style>
    <style:style style:name="Table12.1" style:family="table-row">
      <style:table-row-properties style:min-row-height="0.3333in" fo:keep-together="always"/>
    </style:style>
    <style:style style:name="Table1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79in"/>
    </style:style>
    <style:style style:name="Table14.A1" style:family="table-cell">
      <style:table-cell-properties fo:padding="0.0382in" fo:border="none"/>
    </style:style>
    <style:style style:name="Table13" style:family="table">
      <style:table-properties style:width="6.7417in" table:align="right" style:writing-mode="lr-tb"/>
    </style:style>
    <style:style style:name="Table13.A" style:family="table-column">
      <style:table-column-properties style:column-width="3.816in"/>
    </style:style>
    <style:style style:name="Table13.B" style:family="table-column">
      <style:table-column-properties style:column-width="2.9257in"/>
    </style:style>
    <style:style style:name="Table13.1" style:family="table-row">
      <style:table-row-properties style:min-row-height="0.3333in" fo:keep-together="always"/>
    </style:style>
    <style:style style:name="Table13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22" style:family="table">
      <style:table-properties style:width="6.7417in" table:align="right" style:writing-mode="lr-tb"/>
    </style:style>
    <style:style style:name="Table22.A" style:family="table-column">
      <style:table-column-properties style:column-width="3.816in"/>
    </style:style>
    <style:style style:name="Table22.B" style:family="table-column">
      <style:table-column-properties style:column-width="2.9257in"/>
    </style:style>
    <style:style style:name="Table22.1" style:family="table-row">
      <style:table-row-properties style:min-row-height="0.3333in" fo:keep-together="always"/>
    </style:style>
    <style:style style:name="Table2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" style:family="table">
      <style:table-properties style:width="6.8361in" table:align="center" style:writing-mode="lr-tb"/>
    </style:style>
    <style:style style:name="Table1.A" style:family="table-column">
      <style:table-column-properties style:column-width="2.8986in"/>
    </style:style>
    <style:style style:name="Table1.B" style:family="table-column">
      <style:table-column-properties style:column-width="1.8194in"/>
    </style:style>
    <style:style style:name="Table1.C" style:family="table-column">
      <style:table-column-properties style:column-width="2.1181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c0c0c0" style:writing-mode="lr-tb"/>
    </style:style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MP2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MP3" style:family="paragraph" style:parent-style-name="Footer">
      <style:text-properties fo:language="fr" fo:country="FR" officeooo:paragraph-rsid="00114fc2"/>
    </style:style>
    <style:style style:name="MP4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MP6" style:family="paragraph" style:parent-style-name="Standard">
      <style:text-properties fo:language="fr" fo:country="FR" officeooo:paragraph-rsid="00114fc2"/>
    </style:style>
    <style:style style:name="MP7" style:family="paragraph" style:parent-style-name="Header">
      <style:text-properties officeooo:paragraph-rsid="002188fe"/>
    </style:style>
    <style:style style:name="MP8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MP9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MP10" style:family="paragraph" style:parent-style-name="Standard">
      <style:text-properties officeooo:paragraph-rsid="002188fe"/>
    </style:style>
    <style:style style:name="MP11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MP12" style:family="paragraph" style:parent-style-name="Standard">
      <style:text-properties officeooo:paragraph-rsid="0b5649fd"/>
    </style:style>
    <style:style style:name="MP13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MP14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MP15" style:family="paragraph" style:parent-style-name="Header">
      <style:text-properties officeooo:paragraph-rsid="054d34cb"/>
    </style:style>
    <style:style style:name="MP1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MP17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MP18" style:family="paragraph" style:parent-style-name="Standard">
      <style:text-properties fo:font-size="9pt" fo:language="fr" fo:country="FR" style:font-size-asian="9pt" style:font-size-complex="9pt"/>
    </style:style>
    <style:style style:name="MP19" style:family="paragraph" style:parent-style-name="Standard">
      <style:paragraph-properties fo:text-align="end" style:justify-single-word="false"/>
      <style:text-properties fo:language="fr" fo:country="FR"/>
    </style:style>
    <style:style style:name="MP20" style:family="paragraph" style:parent-style-name="Standard">
      <style:text-properties fo:language="fr" fo:country="FR"/>
    </style:style>
    <style:style style:name="MT1" style:family="text">
      <style:text-properties officeooo:rsid="0c00711e"/>
    </style:style>
    <style:style style:name="MT2" style:family="text">
      <style:text-properties officeooo:rsid="0b51eba1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officeooo:rsid="003a6c72"/>
    </style:style>
    <style:style style:name="MT5" style:family="text">
      <style:text-properties fo:font-size="9pt" style:font-name-asian="Arial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">Organisation XXX</text:p>
            </table:table-cell>
            <table:table-cell table:style-name="Table8.A1" office:value-type="string">
              <text:p text:style-name="MP2">G<text:span text:style-name="MT1">uide d’utilisation du modèle</text:span></text:p>
            </table:table-cell>
          </table:table-row>
        </table:table>
        <text:p text:style-name="Header"/>
      </style:header>
      <style:footer>
        <text:p text:style-name="MP3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4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2.A1" office:value-type="string">
              <text:p text:style-name="MP5"><text:span text:style-name="MT3">Page : </text:span><text:span text:style-name="MT3"><text:page-number text:select-page="current">2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6"/>
      </style:footer>
    </style:master-page>
    <style:master-page style:name="Convert_20_1" style:display-name="Convert 1" style:page-layout-name="Mpm2">
      <style:header>
        <text:p text:style-name="MP7"/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MP8"><text:user-defined style:data-style-name="N0" text:name="Nomsocieteclient"/><text:span text:style-name="MT4">Organisation XXX</text:span></text:p>
            </table:table-cell>
            <table:table-cell table:style-name="Table14.A1" office:value-type="string">
              <text:p text:style-name="MP9">Dossier d’Architecture</text:p>
            </table:table-cell>
          </table:table-row>
        </table:table>
        <text:p text:style-name="MP10"/>
      </style:header>
      <style:footer>
        <text:p text:style-name="MP11"/>
        <text:p text:style-name="MP12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3.A1" office:value-type="string">
              <text:p text:style-name="MP14"><text:span text:style-name="MT3">Page : </text:span><text:span text:style-name="MT3"><text:page-number text:select-page="current">0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3" style:display-name="Convert 3" style:page-layout-name="Mpm2">
      <style:header>
        <text:p text:style-name="MP15"/>
      </style:header>
      <style:footer>
        <text:p text:style-name="MP16"/>
        <text:p text:style-name="MP12"/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22.A1" office:value-type="string">
              <text:p text:style-name="MP14"><text:span text:style-name="MT3">Page : </text:span><text:span text:style-name="MT3"><text:page-number text:select-page="current">0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4" style:display-name="Convert 4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7"><text:user-defined style:data-style-name="N0" text:name="Nomprojet"/></text:p>
            </table:table-cell>
            <table:table-cell table:style-name="Table1.A1" office:value-type="string">
              <text:p text:style-name="MP18"><text:user-defined style:data-style-name="N0" text:name="Filiereprojet"/></text:p>
            </table:table-cell>
            <table:table-cell table:style-name="Table1.A1" office:value-type="string">
              <text:p text:style-name="MP19"><text:span text:style-name="MT3"><text:user-defined style:data-style-name="N0" text:name="Titredoc"/></text:span><text:span text:style-name="MT5"> </text:span></text:p>
            </table:table-cell>
          </table:table-row>
        </table:table>
        <text:p text:style-name="MP20"/>
      </style:header>
    </style:master-page>
    <style:master-page style:name="Endnote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2:50:14.780159164</meta:creation-date>
    <meta:editing-duration>PT2H54M49S</meta:editing-duration>
    <meta:editing-cycles>35</meta:editing-cycles>
    <meta:generator>LibreOffice/5.2.6.2$Linux_X86_64 LibreOffice_project/20$Build-2</meta:generator>
    <dc:title>Modele_DossierArchitecture_chapeau</dc:title>
    <dc:date>2017-05-17T22:42:46.324287525</dc:date>
    <meta:document-statistic meta:table-count="7" meta:image-count="1" meta:object-count="0" meta:page-count="3" meta:paragraph-count="70" meta:word-count="710" meta:character-count="4674" meta:non-whitespace-character-count="4041"/>
    <meta:template xlink:type="simple" xlink:actuate="onRequest" xlink:title="Modele_DossierArchitecture_chapeau" xlink:href="../../../../../Templates/Guide_utilisation_modèle.odt" meta:date="2017-05-14T22:50:14.396793123"/>
  </office:meta>
</office:document-meta>
</file>